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1925in"/>
    </style:style>
    <style:style style:name="co5" style:family="table-column">
      <style:table-column-properties fo:break-before="auto" style:column-width="0.1819in"/>
    </style:style>
    <style:style style:name="co6" style:family="table-column">
      <style:table-column-properties fo:break-before="auto" style:column-width="0.8681in"/>
    </style:style>
    <style:style style:name="co7" style:family="table-column">
      <style:table-column-properties fo:break-before="auto" style:column-width="1.3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2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ff" fo:wrap-option="wrap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4c7dc"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ff" fo:wrap-option="wrap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3" table:default-cell-style-name="Default"/>
        <table:table-column table:style-name="co1" table:number-columns-repeated="5" table:default-cell-style-name="ce3"/>
        <table:table-column table:style-name="co1" table:default-cell-style-name="ce6"/>
        <table:table-column table:style-name="co1" table:number-columns-repeated="8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6345" table:default-cell-style-name="Default"/>
        <table:table-row table:style-name="ro1" table:number-rows-repeated="5">
          <table:table-cell table:number-columns-repeated="21"/>
          <table:table-cell table:style-name="Default" table:number-columns-repeated="6"/>
          <table:table-cell table:number-columns-repeated="16357"/>
        </table:table-row>
        <table:table-row table:style-name="ro1">
          <table:table-cell table:number-columns-repeated="19"/>
          <table:table-cell table:style-name="ce2" office:value-type="string" calcext:value-type="string">
            <text:p>Input 1 – A</text:p>
          </table:table-cell>
          <table:table-cell table:style-name="ce2" office:value-type="string" calcext:value-type="string">
            <text:p>Input 2 – B</text:p>
          </table:table-cell>
          <table:table-cell table:style-name="ce2" office:value-type="string" calcext:value-type="string">
            <text:p>Input 3 – C</text:p>
          </table:table-cell>
          <table:table-cell table:style-name="ce2" office:value-type="string" calcext:value-type="string">
            <text:p>Output 1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number-columns-repeated="19"/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number-columns-repeated="3"/>
          <table:table-cell table:style-name="ce2" office:value-type="string" calcext:value-type="string">
            <text:p>Input 1</text:p>
          </table:table-cell>
          <table:table-cell table:style-name="ce2" office:value-type="string" calcext:value-type="string">
            <text:p>Input 2</text:p>
          </table:table-cell>
          <table:table-cell table:style-name="ce2" office:value-type="string" calcext:value-type="string">
            <text:p>Input 3</text:p>
          </table:table-cell>
          <table:table-cell table:style-name="ce5" table:number-columns-repeated="3"/>
          <table:table-cell table:number-columns-repeated="10"/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number-columns-repeated="3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Output 1</text:p>
          </table:table-cell>
          <table:table-cell table:style-name="ce5" table:number-columns-repeated="2"/>
          <table:table-cell table:number-columns-repeated="10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number-columns-repeated="3"/>
          <table:table-cell table:number-columns-repeated="3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formula="of:=( [.M10] * [.N10] ) + ([.L10] * [.M10] ) + ([.L10] * [.M10] )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number-columns-repeated="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formula="of:=( [.M11] * [.N11] ) + ([.L11] * [.M11] ) + ([.L11] * [.M11] )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formula="of:=( [.M12] * [.N12] ) + ([.L12] * [.M12] ) + ([.L12] * [.M12] )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string" calcext:value-type="string">
            <text:p>^A * B * C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formula="of:=( [.M13] * [.N13] ) + ([.L13] * [.M13] ) + ([.L13] * [.M13] )" office:value-type="float" office:value="1" calcext:value-type="float">
            <text:p>1</text:p>
          </table:table-cell>
          <table:table-cell table:number-columns-repeated="3"/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formula="of:=( [.M14] * [.N14] ) + ([.L14] * [.M14] ) + ([.L14] * [.M14] )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A * ^B * C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formula="of:=( [.M15] * [.N15] ) + ([.L15] * [.M15] ) + ([.L15] * [.M15] )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6"/>
          <table:table-cell table:number-columns-repeated="16357"/>
        </table:table-row>
        <table:table-row table:style-name="ro1">
          <table:table-cell table:number-columns-repeated="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A * B * ^C</text:p>
          </table:table-cell>
          <table:table-cell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( [.M16] * [.N16] ) + ([.L16] * [.M16] ) + ([.L16] * [.M16] )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6"/>
          <table:table-cell table:number-columns-repeated="16357"/>
        </table:table-row>
        <table:table-row table:style-name="ro1">
          <table:table-cell table:number-columns-repeated="3"/>
          <table:table-cell table:number-columns-repeated="3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A * B * C</text:p>
          </table:table-cell>
          <table:table-cell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formula="of:=( [.M17] * [.N17] ) + ([.L17] * [.M17] ) + ([.L17] * [.M17] )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6"/>
          <table:table-cell table:number-columns-repeated="16357"/>
        </table:table-row>
        <table:table-row table:style-name="ro1" table:number-rows-repeated="2">
          <table:table-cell table:number-columns-repeated="21"/>
          <table:table-cell table:style-name="Default" table:number-columns-repeated="6"/>
          <table:table-cell table:number-columns-repeated="1635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OUTPUT 1 = ^A * B * C <text:s/>+ <text:s/>A * ^B * C <text:s/>+ <text:s/>A * B * ^C <text:s/>+ <text:s/>A * B * C</text:p>
          </table:table-cell>
          <table:table-cell table:style-name="ce1" table:number-columns-repeated="16380"/>
        </table:table-row>
        <table:table-row table:style-name="ro2">
          <table:table-cell table:style-name="ce8" table:number-columns-repeated="3"/>
          <table:table-cell table:style-name="ce11" table:number-columns-repeated="8"/>
          <table:table-cell table:style-name="ce8" table:number-columns-repeated="6"/>
          <table:table-cell table:number-columns-repeated="4"/>
          <table:table-cell table:style-name="ce15" office:value-type="string" calcext:value-type="string">
            <text:p>User Stop Switch</text:p>
          </table:table-cell>
          <table:table-cell table:style-name="ce15" office:value-type="string" calcext:value-type="string">
            <text:p>Automatic Switch</text:p>
          </table:table-cell>
          <table:table-cell table:style-name="ce15" office:value-type="string" calcext:value-type="string">
            <text:p>Automatic Run Request</text:p>
          </table:table-cell>
          <table:table-cell table:style-name="ce15" office:value-type="string" calcext:value-type="string">
            <text:p>User Run Request</text:p>
          </table:table-cell>
          <table:table-cell table:style-name="ce15" office:value-type="string" calcext:value-type="string">
            <text:p>Permissive Sensor</text:p>
          </table:table-cell>
          <table:table-cell table:style-name="ce16" office:value-type="string" calcext:value-type="string">
            <text:p>System Run output</text:p>
          </table:table-cell>
          <table:table-cell table:style-name="ce18"/>
          <table:table-cell table:style-name="ce19"/>
          <table:table-cell table:style-name="ce15" office:value-type="string" calcext:value-type="string">
            <text:p>User Stop Switch</text:p>
          </table:table-cell>
          <table:table-cell table:style-name="ce15" office:value-type="string" calcext:value-type="string">
            <text:p>Automatic Switch</text:p>
          </table:table-cell>
          <table:table-cell table:style-name="ce15" office:value-type="string" calcext:value-type="string">
            <text:p>Automatic Run Request</text:p>
          </table:table-cell>
          <table:table-cell table:style-name="ce15" office:value-type="string" calcext:value-type="string">
            <text:p>User Run Request</text:p>
          </table:table-cell>
          <table:table-cell table:style-name="ce15" office:value-type="string" calcext:value-type="string">
            <text:p>Permissive Sensor</text:p>
          </table:table-cell>
          <table:table-cell table:style-name="ce16" office:value-type="string" calcext:value-type="string">
            <text:p>System Run output</text:p>
          </table:table-cell>
          <table:table-cell table:style-name="ce11" table:number-columns-repeated="5"/>
          <table:table-cell table:style-name="ce8" table:number-columns-repeated="16344"/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simplifies to</text:p>
          </table:table-cell>
          <table:table-cell table:style-name="ce4" table:number-columns-repeated="6"/>
          <table:table-cell table:number-columns-repeated="10"/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A_RUN</text:p>
          </table:table-cell>
          <table:table-cell table:style-name="ce2" office:value-type="string" calcext:value-type="string">
            <text:p>U_RUN</text:p>
          </table:table-cell>
          <table:table-cell table:style-name="ce2" office:value-type="string" calcext:value-type="string">
            <text:p>PERM</text:p>
          </table:table-cell>
          <table:table-cell table:style-name="ce17" office:value-type="string" calcext:value-type="string">
            <text:p>RUN</text:p>
          </table:table-cell>
          <table:table-cell table:style-name="ce5"/>
          <table:table-cell table:style-name="ce1"/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A_RUN</text:p>
          </table:table-cell>
          <table:table-cell table:style-name="ce2" office:value-type="string" calcext:value-type="string">
            <text:p>U_RUN</text:p>
          </table:table-cell>
          <table:table-cell table:style-name="ce2" office:value-type="string" calcext:value-type="string">
            <text:p>PERM</text:p>
          </table:table-cell>
          <table:table-cell table:style-name="ce17" office:value-type="string" calcext:value-type="string">
            <text:p>RUN</text:p>
          </table:table-cell>
          <table:table-cell table:style-name="ce4" table:number-columns-repeated="5"/>
          <table:table-cell table:number-columns-repeated="16344"/>
        </table:table-row>
        <table:table-row table:style-name="ro1">
          <table:table-cell table:number-columns-repeated="3"/>
          <table:table-cell table:style-name="ce4" table:number-columns-repeated="8"/>
          <table:table-cell table:number-columns-repeated="10"/>
          <table:table-cell table:number-columns-repeated="6" office:value-type="float" office:value="0" calcext:value-type="float">
            <text:p>0</text:p>
          </table:table-cell>
          <table:table-cell table:style-name="ce5"/>
          <table:table-cell table:style-name="ce1"/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/>
          <table:table-cell table:style-name="ce1" office:value-type="string" calcext:value-type="string">
            <text:p>^STOP * ^AUTO * ^A_RUN * U_RUN * PERM</text:p>
          </table:table-cell>
          <table:table-cell table:style-name="ce4" table:number-columns-repeated="3"/>
          <table:table-cell table:number-columns-repeated="16344"/>
        </table:table-row>
        <table:table-row table:style-name="ro1">
          <table:table-cell table:number-columns-repeated="3"/>
          <table:table-cell table:style-name="ce1" office:value-type="string" calcext:value-type="string">
            <text:p>OUTPUT 1 = B * C <text:s/>+ <text:s/>A * C <text:s/>+ <text:s/>A * B</text:p>
          </table:table-cell>
          <table:table-cell table:style-name="ce4" table:number-columns-repeated="7"/>
          <table:table-cell table:number-columns-repeated="10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table:style-name="ce1"/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/>
          <table:table-cell table:style-name="ce1" office:value-type="string" calcext:value-type="string">
            <text:p>^STOP * ^AUTO * A_RUN * U_RUN * PERM</text:p>
          </table:table-cell>
          <table:table-cell table:style-name="ce4" table:number-columns-repeated="3"/>
          <table:table-cell table:number-columns-repeated="16344"/>
        </table:table-row>
        <table:table-row table:style-name="ro1">
          <table:table-cell table:number-columns-repeated="21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/>
          <table:table-cell table:style-name="ce1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/>
          <table:table-cell table:style-name="ce1" office:value-type="string" calcext:value-type="string">
            <text:p>^STOP * AUTO * A_RUN * ^U_RUN * PERM</text:p>
          </table:table-cell>
          <table:table-cell table:style-name="ce4" table:number-columns-repeated="3"/>
          <table:table-cell table:number-columns-repeated="16344"/>
        </table:table-row>
        <table:table-row table:style-name="ro1">
          <table:table-cell table:number-columns-repeated="21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office:value-type="string" calcext:value-type="string">
            <text:p><text:s/></text:p>
          </table:table-cell>
          <table:table-cell table:style-name="ce1"/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/>
          <table:table-cell table:style-name="ce1" office:value-type="string" calcext:value-type="string">
            <text:p>^STOP * AUTO * A_RUN * U_RUN * PERM</text:p>
          </table:table-cell>
          <table:table-cell table:style-name="ce4" table:number-columns-repeated="3"/>
          <table:table-cell table:number-columns-repeated="16344"/>
        </table:table-row>
        <table:table-row table:style-name="ro1">
          <table:table-cell table:number-columns-repeated="21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/>
          <table:table-cell table:style-name="ce1"/>
          <table:table-cell table:style-name="ce19" office:value-type="string" calcext:value-type="string" table:number-columns-spanned="9" table:number-rows-spanned="3">
            <text:p>RUN = ( ^STOP * ^AUTO * ^A_RUN * U_RUN * PERM ) + ( ^STOP * ^AUTO * A_RUN * U_RUN * PERM ) + ( ^STOP * AUTO * A_RUN * ^U_RUN * PERM ) + ( ^STOP * AUTO * A_RUN * U_RUN * PERM )</text:p>
          </table:table-cell>
          <table:covered-table-cell table:number-columns-repeated="8" table:style-name="ce4"/>
          <table:table-cell table:style-name="ce4" table:number-columns-repeated="2"/>
          <table:table-cell table:number-columns-repeated="16344"/>
        </table:table-row>
        <table:table-row table:style-name="ro1">
          <table:table-cell table:number-columns-repeated="21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table:style-name="ce1"/>
          <table:covered-table-cell table:number-columns-repeated="9" table:style-name="ce4"/>
          <table:table-cell table:style-name="ce4" table:number-columns-repeated="2"/>
          <table:table-cell table:number-columns-repeated="16344"/>
        </table:table-row>
        <table:table-row table:style-name="ro1">
          <table:table-cell table:number-columns-repeated="3"/>
          <table:table-cell table:style-name="ce2" office:value-type="string" calcext:value-type="string">
            <text:p>Input 1</text:p>
          </table:table-cell>
          <table:table-cell table:style-name="ce2" office:value-type="string" calcext:value-type="string">
            <text:p>Input 2</text:p>
          </table:table-cell>
          <table:table-cell table:style-name="ce2" office:value-type="string" calcext:value-type="string">
            <text:p>Input 3</text:p>
          </table:table-cell>
          <table:table-cell table:style-name="ce1" table:number-columns-repeated="3"/>
          <table:table-cell table:number-columns-repeated="1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/>
          <table:table-cell table:style-name="ce1"/>
          <table:covered-table-cell table:number-columns-repeated="9" table:style-name="ce4"/>
          <table:table-cell table:style-name="ce4" table:number-columns-repeated="2"/>
          <table:table-cell table:number-columns-repeated="16344"/>
        </table:table-row>
        <table:table-row table:style-name="ro1">
          <table:table-cell table:number-columns-repeated="3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Output 1</text:p>
          </table:table-cell>
          <table:table-cell table:style-name="ce1" table:number-columns-repeated="2"/>
          <table:table-cell table:style-name="ce4"/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/>
          <table:table-cell table:style-name="ce1"/>
          <table:table-cell table:style-name="ce4" table:number-columns-repeated="11"/>
          <table:table-cell table:number-columns-repeated="16344"/>
        </table:table-row>
        <table:table-row table:style-name="ro1">
          <table:table-cell table:number-columns-repeated="3"/>
          <table:table-cell table:number-columns-repeated="3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( A + B + C )</text:p>
          </table:table-cell>
          <table:table-cell table:style-name="ce4"/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formula="of:=([.M31]+[.N31]+[.O31]) * ([.M31]+[.N31]+(1-[.O31])) * ( [.M31]+(1-[.N31])+[.O31])*((1-[.M31])+[.N31]+[.O31]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4" table:number-columns-repeated="12"/>
          <table:table-cell table:number-columns-repeated="16344"/>
        </table:table-row>
        <table:table-row table:style-name="ro1">
          <table:table-cell table:number-columns-repeated="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( A + B + ^C )</text:p>
          </table:table-cell>
          <table:table-cell table:style-name="ce4"/>
          <table:table-cell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formula="of:=([.M32]+[.N32]+[.O32]) * ([.M32]+[.N32]+(1-[.O32])) * ( [.M32]+(1-[.N32])+[.O32])*((1-[.M32])+[.N32]+[.O32]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table:number-columns-repeated="10"/>
          <table:table-cell table:number-columns-repeated="16346"/>
        </table:table-row>
        <table:table-row table:style-name="ro1"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( A + ^B + C )</text:p>
          </table:table-cell>
          <table:table-cell table:style-name="ce4"/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formula="of:=([.M33]+[.N33]+[.O33]) * ([.M33]+[.N33]+(1-[.O33])) * ( [.M33]+(1-[.N33])+[.O33])*((1-[.M33])+[.N33]+[.O33]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4" table:number-columns-repeated="9"/>
          <table:table-cell table:number-columns-repeated="16346"/>
        </table:table-row>
        <table:table-row table:style-name="ro1"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<text:s/></text:p>
          </table:table-cell>
          <table:table-cell table:style-name="ce1"/>
          <table:table-cell table:style-name="ce4"/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formula="of:=([.M34]+[.N34]+[.O34]) * ([.M34]+[.N34]+(1-[.O34])) * ( [.M34]+(1-[.N34])+[.O34])*((1-[.M34])+[.N34]+[.O34])" office:value-type="float" office:value="6" calcext:value-type="float">
            <text:p>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0" office:value-type="string" calcext:value-type="string" table:number-columns-spanned="6" table:number-rows-spanned="1">
            <text:p>RUN = <text:s/>^STOP * PERM * ( ^AUTO * <text:s/>U_RUN <text:s/>+ AUTO * A_RUN <text:s/>)</text:p>
          </table:table-cell>
          <table:covered-table-cell table:number-columns-repeated="5" table:style-name="ce4"/>
          <table:table-cell table:style-name="ce4" table:number-columns-repeated="3"/>
          <table:table-cell table:number-columns-repeated="16346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( ^A + B + C )</text:p>
          </table:table-cell>
          <table:table-cell table:style-name="ce4"/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formula="of:=([.M35]+[.N35]+[.O35]) * ([.M35]+[.N35]+(1-[.O35])) * ( [.M35]+(1-[.N35])+[.O35])*((1-[.M35])+[.N35]+[.O35]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4" table:number-columns-repeated="9"/>
          <table:table-cell table:number-columns-repeated="16346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" table:number-columns-repeated="2"/>
          <table:table-cell table:style-name="ce4"/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formula="of:=([.M36]+[.N36]+[.O36]) * ([.M36]+[.N36]+(1-[.O36])) * ( [.M36]+(1-[.N36])+[.O36])*((1-[.M36])+[.N36]+[.O36])" office:value-type="float" office:value="6" calcext:value-type="float">
            <text:p>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4" table:number-columns-repeated="9"/>
          <table:table-cell table:number-columns-repeated="16346"/>
        </table:table-row>
        <table:table-row table:style-name="ro1">
          <table:table-cell table:number-columns-repeated="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" table:number-columns-repeated="2"/>
          <table:table-cell table:style-name="ce4"/>
          <table:table-cell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([.M37]+[.N37]+[.O37]) * ([.M37]+[.N37]+(1-[.O37])) * ( [.M37]+(1-[.N37])+[.O37])*((1-[.M37])+[.N37]+[.O37])" office:value-type="float" office:value="6" calcext:value-type="float">
            <text:p>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number-columns-repeated="3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" table:number-columns-repeated="2"/>
          <table:table-cell table:style-name="ce4"/>
          <table:table-cell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formula="of:=([.M38]+[.N38]+[.O38]) * ([.M38]+[.N38]+(1-[.O38])) * ( [.M38]+(1-[.N38])+[.O38])*((1-[.M38])+[.N38]+[.O38])" office:value-type="float" office:value="24" calcext:value-type="float">
            <text:p>2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7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style-name="ce1" office:value-type="string" calcext:value-type="string">
            <text:p>OUTPUT 1 = ( A + B + C ) <text:s/>* <text:s/>( A + B + ^C ) <text:s/>* <text:s/>( A + ^B + C ) <text:s/>* <text:s/>( ^A + B + C )</text:p>
          </table:table-cell>
          <table:table-cell table:style-name="ce1" table:number-columns-repeated="6"/>
          <table:table-cell table:style-name="ce4" table:number-columns-repeated="2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style-name="ce4" table:number-columns-repeated="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style-name="ce4" table:number-columns-repeated="7"/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style-name="ce4" table:number-columns-repeated="7"/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style-name="ce1"/>
          <table:table-cell table:style-name="ce4" table:number-columns-repeated="6"/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number-columns-repeated="21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number-columns-repeated="21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number-columns-repeated="21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number-columns-repeated="21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number-columns-repeated="21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number-columns-repeated="21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number-columns-repeated="21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number-columns-repeated="21"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/00/0000</text:date>, <text:time style:data-style-name="N2" text:time-value="10:58:14.42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1T10:56:53.952000000</meta:creation-date>
    <dc:date>2023-11-03T12:53:55.147000000</dc:date>
    <meta:editing-duration>PT2H46M47S</meta:editing-duration>
    <meta:editing-cycles>2</meta:editing-cycles>
    <meta:generator>LibreOffice/7.5.4.2$Windows_X86_64 LibreOffice_project/36ccfdc35048b057fd9854c757a8b67ec53977b6</meta:generator>
    <meta:document-statistic meta:table-count="1" meta:cell-count="455" meta:object-count="0"/>
  </office:meta>
</office:document-meta>
</file>